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6.65cm" fo:min-width="21.5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6.55cm" fo:min-width="20cm"/>
    </style:style>
    <style:style style:name="gr3" style:family="graphic" style:parent-style-name="standard">
      <style:graphic-properties draw:stroke="none" svg:stroke-color="#3465a4" draw:fill-color="#00a65d" draw:textarea-horizontal-align="justify" draw:textarea-vertical-align="middle" draw:auto-grow-height="false" fo:min-height="3.708cm" fo:min-width="4.426cm" draw:shadow="hidden"/>
    </style:style>
    <style:style style:name="gr4" style:family="graphic" style:parent-style-name="standard">
      <style:graphic-properties draw:stroke="none" svg:stroke-color="#3465a4" draw:fill-color="#00a65d" draw:textarea-horizontal-align="justify" draw:textarea-vertical-align="middle" draw:auto-grow-height="false" fo:min-height="3.834cm" fo:min-width="4.263cm" draw:shadow="hidden"/>
    </style:style>
    <style:style style:name="gr5" style:family="graphic" style:parent-style-name="standard">
      <style:graphic-properties draw:stroke="none" draw:fill-color="#cccccc" draw:textarea-horizontal-align="justify" draw:textarea-vertical-align="top" draw:auto-grow-height="false" fo:min-height="6.25cm" fo:min-width="20cm"/>
    </style:style>
    <style:style style:name="gr6" style:family="graphic" style:parent-style-name="standard">
      <style:graphic-properties draw:stroke="none" draw:fill-color="#00aaad" draw:textarea-horizontal-align="justify" draw:textarea-vertical-align="middle" draw:auto-grow-height="false" fo:min-height="4.155cm" fo:min-width="6.219cm"/>
    </style:style>
    <style:style style:name="gr7" style:family="graphic" style:parent-style-name="standard">
      <style:graphic-properties draw:stroke="none" draw:fill-color="#f58220" draw:textarea-horizontal-align="justify" draw:textarea-vertical-align="middle" draw:auto-grow-height="false" fo:min-height="3.863cm" fo:min-width="3.493cm"/>
    </style:style>
    <style:style style:name="gr8" style:family="graphic" style:parent-style-name="standard">
      <style:graphic-properties draw:stroke="none" draw:fill-color="#fff200" draw:textarea-horizontal-align="justify" draw:textarea-vertical-align="middle" draw:auto-grow-height="false" fo:min-height="2.154cm" fo:min-width="2.33cm"/>
    </style:style>
    <style:style style:name="gr9" style:family="graphic" style:parent-style-name="standard">
      <style:graphic-properties svg:stroke-width="0.212cm" svg:stroke-color="#add58a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f2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aa61a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style:style style:name="P6" style:family="paragraph">
      <loext:graphic-properties draw:fill-color="#f58220"/>
      <style:paragraph-properties fo:text-align="center"/>
    </style:style>
    <style:style style:name="P7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16.9cm" svg:x="6.5cm" svg:y="1.5cm">
          <text:p text:style-name="P1">SQUARE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0.5cm" svg:height="6.8cm" svg:x="7.6cm" svg:y="3cm">
            <text:p text:style-name="P1">square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964cm" svg:height="5.596cm" svg:x="8.327cm" svg:y="3.524cm">
            <text:p text:style-name="P1">REST </text:p>
            <text:p text:style-name="P1">between <text:s/></text:p>
            <text:p text:style-name="P1">user &amp; app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6.735cm" svg:height="5.774cm" svg:x="20.348cm" svg:y="3.544cm">
            <text:p text:style-name="P1">REST </text:p>
            <text:p text:style-name="P1">between </text:p>
            <text:p text:style-name="P1">square &amp; app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4" draw:layer="layout" svg:width="20.5cm" svg:height="6.5cm" svg:x="7.3cm" svg:y="10.8cm">
            <text:p text:style-name="P1">DOCKER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6.719cm" svg:height="4.405cm" svg:x="8.216cm" svg:y="12.081cm">
            <text:p text:style-name="P1">App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45cm" svg:height="5.815cm" svg:x="20.873cm" svg:y="10.996cm">
            <text:p text:style-name="P1">Librairie</text:p>
            <text:p text:style-name="P1">square-clien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7" draw:layer="layout" svg:width="4cm" svg:height="3.4cm" svg:x="1.6cm" svg:y="1.7cm"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1" draw:layer="layout" svg:x1="22.3cm" svg:y1="6cm" svg:x2="19cm" svg:y2="6.4cm">
          <text:p/>
        </draw:line>
        <draw:line draw:style-name="gr10" draw:text-style-name="P1" draw:layer="layout" svg:x1="5.7cm" svg:y1="3.4cm" svg:x2="10.4cm" svg:y2="5.7cm">
          <text:p/>
        </draw:line>
        <draw:line draw:style-name="gr9" draw:text-style-name="P1" draw:layer="layout" svg:x1="17.5cm" svg:y1="6.8cm" svg:x2="11.3cm" svg:y2="13.8cm">
          <text:p/>
        </draw:line>
        <draw:line draw:style-name="gr11" draw:text-style-name="P1" draw:layer="layout" svg:x1="12.8cm" svg:y1="14.4cm" svg:x2="21.2cm" svg:y2="14.3cm">
          <text:p/>
        </draw:line>
        <draw:line draw:style-name="gr11" draw:text-style-name="P1" draw:layer="layout" svg:x1="23.6cm" svg:y1="7.8cm" svg:x2="23.7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3:55:12.357778406</meta:creation-date>
    <dc:date>2019-10-20T16:48:03.314564281</dc:date>
    <meta:editing-duration>PT2H28M27S</meta:editing-duration>
    <meta:editing-cycles>29</meta:editing-cycles>
    <meta:generator>LibreOffice/6.0.7.3$Linux_X86_64 LibreOffice_project/00m0$Build-3</meta:generator>
    <meta:document-statistic meta:object-count="15"/>
  </office:meta>
</office:document-meta>
</file>